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059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O DE COMPRA E VENDA DE VEÍCULO USADO A PRAZO</text:p>
      <text:p text:style-name="P3"/>
      <text:p text:style-name="P3">Pelo presente instrumento particular de compra e venda de veículo automotor, para pagamento a prazo, de um lado, na qualidade de vendedor e proprietário do bem vendido, a Sr. Igor Henrique Nunes Ayres, brasileiro, casado, empresário, portador da cédula de identidade RG n 33.8.171.66-6, inscrito no CPF/MF sob o n 370.794.898-65, residente e domiciliada na Rua José Justino de Carvalho , no 2163, bairro: Jd. Matilde, cidade: Ourinhos, Estado: SP, CEP: 19901-560 e de outro, o Sr. Paulo Roberto Pires Júnior , brasileiro, profissão: empresário, portador da cédula de identidade RG n Rg 30825996-8, inscrito no CPF/MF sob o n 36537966876, residente e domiciliado na Rua João de Oliveira NEGRAO nº 920, cidade: Salto Grande, Estado: SP, CEP.. , na qualidade de COMPRADOR, têm, entre si, justo e acertado o presente Contrato de Compra e Venda de Veículo Usado à Prazo, que se regerá pelas cláusulas seguintes e pelas condições descritas no presente.</text:p>
      <text:p text:style-name="P3"/>
      <text:p text:style-name="P2">DO OBJETO DO CONTRATO</text:p>
      <text:p text:style-name="P3"/>
      <text:p text:style-name="P3">Cláusula 1ª. O presente contrato tem como OBJETO, o veículo de marca: Audi , modelo: A3 1.8 turbo, ano/modelo 2005/2006, livre de qualquer ônus ou encargo, de placa: JGL-6448, renavan 00862581494, de propriedade da vendedor, de acordo com o documento apresentado ao COMPRADOR.</text:p>
      <text:p text:style-name="P3"/>
      <text:p text:style-name="P3">Cláusula 2ª. O veículo, objeto deste contrato é usado, apresentando um desgaste natural decorrente do tempo, já visto e inspecionado pelo COMPRADOR, o qual tomou ciência de suas condições e estado de conservação, não podendo nada reclamar.</text:p>
      <text:p text:style-name="P3"/>
      <text:p text:style-name="P3">parágrafo primeiro: O veículo se encontra em condições razoáveis <text:s/>de funilaria, pintura, estofamento, funcionamento de motor, câmbio e parte elétrica.</text:p>
      <text:p text:style-name="P3"/>
      <text:p text:style-name="P3">parágrafo segundo: As condições aparentes do veículos foram verificadas pelo COMPRADOR antes da assinatura deste.</text:p>
      <text:p text:style-name="P3"/>
      <text:p text:style-name="P3">Parágrafo terceiro: O veículo, objeto deste contrato não se encontra em sua cor original, sendo de responsabilidade do COMPRADOR efetuar as devidas adequações junto aos órgãos responsáveis</text:p>
      <text:p text:style-name="P3"/>
      <text:p text:style-name="P3">Parágrafo terceiro: O veículo, objeto deste contrato trata-se de um carro modificado/adaptado para corrida/performance, e não conta com qualquer garantia de uso.</text:p>
      <text:p text:style-name="P3"/>
      <text:p text:style-name="P2">DAS RESPONSABILIDADES</text:p>
      <text:p text:style-name="P3"/>
      <text:p text:style-name="P3">Cláusula 3ª. O veículo objeto do presente contrato está sendo entregue pela vendedor ao comprador na presente data, a partir da qual o COMPRADOR será responsável por todas as despesas, taxas, impostos e multas por infrações cometidas a partir do horário em que o contrato for assinado, inclusive o IPVA do corrente ano.</text:p>
      <text:p text:style-name="P3"/>
      <text:p text:style-name="P2">DA TRANSFERÊNCIA DA PROPRIEDADE DO VEÍCULO</text:p>
      <text:p text:style-name="P3"/>
      <text:p text:style-name="P3">Cláusula 4ª. O Documento Único de Transferência (DUT) será entregue ao COMPRADOR, devidamente preenchido e assinado com reconhecimento de firma, no prazo de 5 (cinco) dias após a quitação da última parcela acertada para o pagamento do automóvel.</text:p>
      <text:p text:style-name="P3"/>
      <text:p text:style-name="P2">DO PREÇO</text:p>
      <text:p text:style-name="P3"/>
      <text:p text:style-name="P3">Cláusula 5ª. O COMPRADOR pagará à vendedor, pela compra do veículo objeto deste contrato, a quantia de R$ 40.000,00 (quarenta mil Reais), por meio de uma entrada de R$ 5.000,00 (cinco mil reais) <text:span text:style-name="T1">em 28 de março de 2024 </text:span>;Parcelas de R$ 10.000,00 (dez mil Reais), que deverão ser pagas mensalmente, todos os dias 30 Dos meses subsequentes <text:span text:style-name="T1">(abril, maio e junho ) e mais R$ 5.000,00 (cinco mil reais) a serem pagos em 30 de junho de 2024. </text:span></text:p>
      <text:p text:style-name="P3"/>
      <text:p text:style-name="P3">DA RESCISÃO DO CONTRATO</text:p>
      <text:p text:style-name="P3"><text:soft-page-break/></text:p>
      <text:p text:style-name="P3">Cláusula 6ª. A falta de pagamento de qualquer parcela no prazo acordado acarretará a aplicação de multa de 20% (vinte por cento) sobre a mesma e juros de 1% (um por cento) ao mês.</text:p>
      <text:p text:style-name="P3"/>
      <text:p text:style-name="P3">parágrafo primeiro: se houver atraso de pagamento de mais de uma parcela, o presente contrato estará automaticamente rescindo e o COMPRADOR deverá restituir o veículo à vendedor, sob pena de busca e apreensão.</text:p>
      <text:p text:style-name="P3"/>
      <text:p text:style-name="P3">parágrafo segundo: em caso de rescisão de contrato por falta de pagamento das parcelas ou por desistência do comprador, além da restituição do veículo, fica resguardada à vendedor o direito de retenção 100% (cem por cento) das parcelas pagas a título de indenização pela frustração do negócio e taxa de ocupação do veículo, sem prejuízo de valor para restauração de eventuais avarias causadas pelo COMPRADOR.</text:p>
      <text:p text:style-name="P3"/>
      <text:p text:style-name="P3">parágrafo terceiro: as partes estabelecem o valor de R$ 2.000,00 (dois mil Reais) como taxa de ocupação para casa mês que o automóvel permanecer com o COMPRADOR, caso o contrato venha a ser rescindido.</text:p>
      <text:p text:style-name="P3"/>
      <text:p text:style-name="P3">AVARIAS</text:p>
      <text:p text:style-name="P3"/>
      <text:p text:style-name="P3">Cláusula 7ª. Fica sob a responsabilidade do COMPRADOR arcar com qualquer eventual avaria sofrida e ou causada ao veículo, ficando o VENDEDOR isento de qualquer ônus.</text:p>
      <text:p text:style-name="P3"/>
      <text:p text:style-name="P3">Parágrafo primeiro: Avarias ou quebras que o veículo possa vir a sofrer não isentam sob nenhum hipótese a responsabilidade por parte do COMPRADOR em honrar com os valores descritos na cláusula 5 deste contrato.</text:p>
      <text:p text:style-name="P3"/>
      <text:p text:style-name="P3">Parágrafo segundo: </text:p>
      <text:p text:style-name="P3"/>
      <text:p text:style-name="P3">Cláusula 8ª. O presente contrato passa a valer a partir da assinatura pelas partes, obrigando-se a ele os herdeiros ou sucessores.</text:p>
      <text:p text:style-name="P3"/>
      <text:p text:style-name="P3">DO FORO</text:p>
      <text:p text:style-name="P3"/>
      <text:p text:style-name="P3">Cláusula 9ª. Para dirimir quaisquer controvérsias oriundas do CONTRATO, as partes elegem o Fórum de Ourinhos-SP</text:p>
      <text:p text:style-name="P3"/>
      <text:p text:style-name="P3">Por estarem assim justos e contratados, firmam o presente instrumento, em duas vias de igual teor, j</text:p>
      <text:p text:style-name="P3"/>
      <text:p text:style-name="P3">Ourinhos-SP, <text:span text:style-name="T1">20</text:span> de fevereiro de 20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 ___________________________________ <text:s text:c="53"/><text:line-break/> VENDEDOR: Igor Henrique Nunes Ayres <text:s text:c="35"/>COMPRADOR: Paulo Roberto Pires Júni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8:20:59.302708993</meta:creation-date>
    <dc:date>2024-02-19T18:26:30.882562265</dc:date>
    <meta:editing-duration>PT5M32S</meta:editing-duration>
    <meta:editing-cycles>1</meta:editing-cycles>
    <meta:document-statistic meta:table-count="0" meta:image-count="0" meta:object-count="0" meta:page-count="2" meta:paragraph-count="30" meta:word-count="818" meta:character-count="5253" meta:non-whitespace-character-count="4372"/>
    <meta:generator>LibreOffice/7.3.7.2$Linux_X86_64 LibreOffice_project/30$Build-2</meta:generator>
  </office:meta>
</office:document-meta>
</file>